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5f94" officeooo:paragraph-rsid="000d5f94"/>
    </style:style>
    <style:style style:name="P2" style:family="paragraph" style:parent-style-name="Standard">
      <style:text-properties officeooo:rsid="000f1600" officeooo:paragraph-rsid="000f1600"/>
    </style:style>
    <style:style style:name="P3" style:family="paragraph" style:parent-style-name="Standard">
      <style:text-properties officeooo:rsid="000fa97d" officeooo:paragraph-rsid="000fa97d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/M/H: 88427.46875 94031.109375 99634.75</text:p>
      <text:p text:style-name="P1">REMB: -49056.79626221506</text:p>
      <text:p text:style-name="P1"/>
      <text:p text:style-name="P1">L/M/H: 83333.25 88682.1796875 94031.109375</text:p>
      <text:p text:style-name="P1">REMB: 21746.074565534833</text:p>
      <text:p text:style-name="P1"/>
      <text:p text:style-name="P1">L/M/H: 88682.1796875 94158.46484375 99634.75</text:p>
      <text:p text:style-name="P1">REMB: -50742.57890097097</text:p>
      <text:p text:style-name="P1"/>
      <text:p text:style-name="P1">L/M/H: 83333.25 88745.857421875 94158.46484375</text:p>
      <text:p text:style-name="P1">REMB: 20903.183246156717</text:p>
      <text:p text:style-name="P1"/>
      <text:p text:style-name="P1">REMB: -15341.143487096087</text:p>
      <text:p text:style-name="P1">L/M/H: 83333.25 87408.625 91484.0</text:p>
      <text:p text:style-name="P1">REMB: 38603.90095309441</text:p>
      <text:p text:style-name="P1">L/M/H: 87408.625 93521.6875 99634.75</text:p>
      <text:p text:style-name="P1">REMB: -42313.66570719126</text:p>
      <text:p text:style-name="P1">L/M/H: 83333.25 88427.46875 93521.6875</text:p>
      <text:p text:style-name="P1">REMB: 25117.63984304672</text:p>
      <text:p text:style-name="P1">L/M/H: 88427.46875 94031.109375 99634.75</text:p>
      <text:p text:style-name="P1">REMB: -49056.79626221506</text:p>
      <text:p text:style-name="P1">L/M/H: 83333.25 88682.1796875<text:span text:style-name="T1"> 94031.109375</text:span></text:p>
      <text:p text:style-name="P1">REMB: 21746.074565534833</text:p>
      <text:p text:style-name="P1">L/M/H: 88682.1796875 94158.46484375 <text:span text:style-name="T1">99634.75</text:span></text:p>
      <text:p text:style-name="P1">REMB: -50742.57890097097</text:p>
      <text:p text:style-name="P1">L/M/H: 83333.25 88745.857421875 94<text:span text:style-name="T1">158.46484375</text:span></text:p>
      <text:p text:style-name="P1">REMB: 20903.183246156717</text:p>
      <text:p text:style-name="P1">L/M/H: 88745.857421875 94190.3037109375 99634.75</text:p>
      <text:p text:style-name="P1">REMB: -51164.02456065995</text:p>
      <text:p text:style-name="P1">L/M/H: 83333.25 88761.77685546875 94190.3037109375</text:p>
      <text:p text:style-name="P1">REMB: 20692.460416312042</text:p>
      <text:p text:style-name="P1">L/M/H: 88761.77685546875 94198.26342773438 99634.75</text:p>
      <text:p text:style-name="P1">REMB: -51269.385975582256</text:p>
      <text:p text:style-name="P1">L/M/H: 83333.25 88765.75671386719 94198.26342773438</text:p>
      <text:p text:style-name="P1">REMB: 20639.779708851307</text:p>
      <text:p text:style-name="P1">L/M/H: 88765.75671386719 94200.2533569336 99634.75</text:p>
      <text:p text:style-name="P1">REMB: -51295.72632931281</text:p>
      <text:p text:style-name="P1">L/M/H: 83333.25 88766.7516784668 94200.2533569336</text:p>
      <text:p text:style-name="P1">REMB: 20626.609531985912</text:p>
      <text:p text:style-name="P1">L/M/H: 88766.7516784668 94200.7508392334 99634.75</text:p>
      <text:p text:style-name="P1">REMB: -51302.311417745324</text:p>
      <text:p text:style-name="P1">L/M/H: 83333.25 88767.0004196167 94200.7508392334</text:p>
      <text:p text:style-name="P1">REMB: 20623.31698776962</text:p>
      <text:p text:style-name="P1">L/M/H: 88767.0004196167 94200.87520980835 99634.75</text:p>
      <text:p text:style-name="P1">REMB: -51303.95768985362</text:p>
      <text:p text:style-name="P1">L/M/H: 83333.25 88767.06260490417 94200.87520980835</text:p>
      <text:p text:style-name="P1">REMB: 20622.493851715462</text:p>
      <text:p text:style-name="P1">L/M/H: 88767.06260490417 94200.90630245209 99634.75</text:p>
      <text:p text:style-name="P1">REMB: -51304.36925788058</text:p>
      <text:p text:style-name="P1"><text:soft-page-break/>L/M/H: 83333.25 88767.07815122604 94200.90630245209</text:p>
      <text:p text:style-name="P1">REMB: 20622.288067702106</text:p>
      <text:p text:style-name="P1">L/M/H: 88767.07815122604 94200.91407561302 99634.75</text:p>
      <text:p text:style-name="P1"/>
      <text:p text:style-name="P1">⇒ ce prog tourne en rond…</text:p>
      <text:p text:style-name="P2">TEST : ne pas redéfinir les 2 mais juste un dans la boucle…</text:p>
      <text:p text:style-name="P2">ICI :</text:p>
      <text:p text:style-name="P2">if remainingBalance &lt; 0:</text:p>
      <text:p text:style-name="P2"><text:s/>48 <text:s text:c="8"/>upper_bound=monthlyPayment</text:p>
      <text:p text:style-name="P2"><text:s/>49 <text:s text:c="7"/><text:span text:style-name="T2"><text:s/>#low=lower_bound</text:span></text:p>
      <text:p text:style-name="P2"><text:s/>50 </text:p>
      <text:p text:style-name="P2"><text:s/>51 <text:s text:c="4"/>if remainingBalance &gt; 0:</text:p>
      <text:p text:style-name="P2"><text:s/>52 <text:s text:c="8"/>lower_bound=monthlyPayment</text:p>
      <text:p text:style-name="P2"><text:s/>53 <text:s text:c="8"/><text:span text:style-name="T2">#high=upper_bound</text:span></text:p>
      <text:p text:style-name="P2"><text:span text:style-name="T2"/></text:p>
      <text:p text:style-name="P3"><text:span text:style-name="T2">En fait on ne change que le monthly payment. Les autres variables restent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6:09:32.267686415</meta:creation-date>
    <dc:date>2016-01-27T16:20:48.683263051</dc:date>
    <meta:editing-duration>PT11M15S</meta:editing-duration>
    <meta:editing-cycles>3</meta:editing-cycles>
    <meta:generator>LibreOffice/4.4.7.2$Linux_x86 LibreOffice_project/40m0$Build-2</meta:generator>
    <meta:document-statistic meta:table-count="0" meta:image-count="0" meta:object-count="0" meta:page-count="2" meta:paragraph-count="59" meta:word-count="196" meta:character-count="2036" meta:non-whitespace-character-count="1856"/>
  </office:meta>
</office:document-meta>
</file>